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getEncoding( String cont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OUtil.mkDirs( Node root , String relPath , String dirNod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OUtil.buildContentType( String mimeType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Util.getTempFile( InputStream in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OUtil.spool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OUtil.getCreated( long create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OUtil.getLastModified( long modification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.getMimeType(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